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Task.hasAttribute( Node node , String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Task.execute( CommandlineJava comma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coonTask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setDynamic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Wrapper.ElementWrapper( Node parent , String chi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Task.setUri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setClasspath( Path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createDynamic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getLibDi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lementWrapper.createDynamic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ask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Wrapper.ElementWrapper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Wrapper.setDynamic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Task.getAttributeValue( Node node , String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Task.run(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Task.Cocoon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coonTask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